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5000003ACD1EB98913DB43904.png" manifest:media-type="image/png"/>
  <manifest:file-entry manifest:full-path="Pictures/100000000000021A000001E9DACCC86BBD1F9BD5.png" manifest:media-type="image/png"/>
  <manifest:file-entry manifest:full-path="Pictures/1000000000000263000002270868A56334EC53DD.png" manifest:media-type="image/png"/>
  <manifest:file-entry manifest:full-path="Pictures/10000000000009AF0000027E1DF7F350B37C8DCC.png" manifest:media-type="image/png"/>
  <manifest:file-entry manifest:full-path="Pictures/10000000000002A6000001F39833D9CBD0C574A5.png" manifest:media-type="image/png"/>
  <manifest:file-entry manifest:full-path="Pictures/100000000000029A000001E32744C05D67DC7ECF.png" manifest:media-type="image/png"/>
  <manifest:file-entry manifest:full-path="Pictures/100000000000021A000001E83FC2CEA03010685E.png" manifest:media-type="image/png"/>
  <manifest:file-entry manifest:full-path="Pictures/1000000000000279000001E9EDF2122FE0A94C9C.png" manifest:media-type="image/png"/>
  <manifest:file-entry manifest:full-path="Pictures/10000000000002AD00000072D6311B75A4D16FDE.png" manifest:media-type="image/png"/>
  <manifest:file-entry manifest:full-path="Pictures/1000000000000234000002DBD847F4DF4CAAC5EE.png" manifest:media-type="image/png"/>
  <manifest:file-entry manifest:full-path="Pictures/100000000000025D000001E80DAB6A3C28043F01.png" manifest:media-type="image/png"/>
  <manifest:file-entry manifest:full-path="Pictures/1000000000000205000000DD8AC4096C8B5733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b2a" officeooo:paragraph-rsid="0017db2a"/>
    </style:style>
    <style:style style:name="P2" style:family="paragraph" style:parent-style-name="Standard">
      <style:text-properties fo:font-size="20pt" fo:font-weight="bold" officeooo:rsid="001bb82b" officeooo:paragraph-rsid="001bb82b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2165in" svg:y="0.1102in" svg:width="5.3854in" svg:height="2.302in" draw:z-index="0"><draw:image xlink:href="Pictures/1000000000000205000000DD8AC4096C8B5733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width="6.6929in" svg:height="1.1134in" draw:z-index="1"><draw:image xlink:href="Pictures/10000000000002AD00000072D6311B75A4D16FDE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width="6.5937in" svg:height="5.0937in" draw:z-index="2"><draw:image xlink:href="Pictures/1000000000000279000001E9EDF2122FE0A94C9C.png" xlink:type="simple" xlink:show="embed" xlink:actuate="onLoad" draw:mime-type="image/png"/></draw:frame></text:p>
      <text:p text:style-name="Standard"/>
      <text:p text:style-name="Standard"><text:soft-page-break/></text:p>
      <text:p text:style-name="P1"><draw:frame draw:style-name="fr1" draw:name="Image4" text:anchor-type="char" svg:width="5.6043in" svg:height="5.0835in" draw:z-index="3"><draw:image xlink:href="Pictures/100000000000021A000001E83FC2CEA03010685E.png" xlink:type="simple" xlink:show="embed" xlink:actuate="onLoad" draw:mime-type="image/png"/></draw:frame></text:p>
      <text:p text:style-name="Standard"/>
      <text:p text:style-name="Standard"><draw:frame draw:style-name="fr2" draw:name="Image5" text:anchor-type="char" svg:x="0.4791in" svg:y="0.1217in" svg:width="5in" svg:height="3.6201in" draw:z-index="4"><draw:image xlink:href="Pictures/100000000000029A000001E32744C05D67DC7ECF.png" xlink:type="simple" xlink:show="embed" xlink:actuate="onLoad" draw:mime-type="image/png"/></draw:frame></text:p>
      <text:p text:style-name="Standard"><draw:frame draw:style-name="fr2" draw:name="Image6" text:anchor-type="char" svg:x="0.2in" svg:y="0.1701in" svg:width="0.0201in" svg:height="0.0201in" draw:z-index="5"><draw:image xlink:href="Pictures/100000000000025D000001E80DAB6A3C28043F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0547in" svg:y="0.0874in" svg:width="5in" svg:height="3.6799in" draw:z-index="6"><draw:image xlink:href="Pictures/10000000000002A6000001F39833D9CBD0C574A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x="0.128in" svg:y="0.0252in" svg:width="5in" svg:height="4.5402in" draw:z-index="7"><draw:image xlink:href="Pictures/100000000000021A000001E9DACCC86BBD1F9B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Make sure you set it in full screen mode</text:p>
      <text:p text:style-name="Standard"/>
      <text:p text:style-name="Standard"><draw:frame draw:style-name="fr2" draw:name="Image9" text:anchor-type="char" svg:x="0.2736in" svg:y="0.0063in" svg:width="5in" svg:height="3.9in" draw:z-index="8"><draw:image xlink:href="Pictures/10000000000004B5000003ACD1EB98913DB439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x="0.0311in" svg:y="0in" svg:width="6.6929in" svg:height="1.722in" draw:z-index="9"><draw:image xlink:href="Pictures/10000000000009AF0000027E1DF7F350B37C8DCC.png" xlink:type="simple" xlink:show="embed" xlink:actuate="onLoad" draw:mime-type="image/png"/></draw:frame><draw:frame draw:style-name="fr2" draw:name="Image11" text:anchor-type="char" svg:x="0.0602in" svg:y="1.9118in" svg:width="6.3646in" svg:height="5.7398in" draw:z-index="10"><draw:image xlink:href="Pictures/1000000000000263000002270868A56334EC53D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2" text:anchor-type="char" svg:width="5.8752in" svg:height="7.6146in" draw:z-index="11"><draw:image xlink:href="Pictures/1000000000000234000002DBD847F4DF4CAAC5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1:20:18.712506935</meta:creation-date>
    <meta:generator>LibreOffice/7.3.7.2$Linux_X86_64 LibreOffice_project/30$Build-2</meta:generator>
    <dc:date>2025-07-23T02:06:56.522671444</dc:date>
    <meta:editing-duration>PT10M54S</meta:editing-duration>
    <meta:editing-cycles>1</meta:editing-cycles>
    <meta:document-statistic meta:table-count="0" meta:image-count="12" meta:object-count="0" meta:page-count="7" meta:paragraph-count="1" meta:word-count="9" meta:character-count="40" meta:non-whitespace-character-count="32"/>
  </office:meta>
</office:document-meta>
</file>